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AU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language-asian="en" style:country-asian="AU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language-asian="en" style:country-asian="AU"/>
    </style:style>
    <style:style style:name="T7" style:parent-style-name="DefaultParagraphFont" style:family="text">
      <style:text-properties style:language-asian="en" style:country-asian="AU"/>
    </style:style>
    <style:style style:name="T8" style:parent-style-name="DefaultParagraphFont" style:family="text">
      <style:text-properties style:language-asian="en" style:country-asian="AU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language-asian="en" style:country-asian="AU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language-asian="en" style:country-asian="AU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  <style:text-properties fo:text-shadow="0.0145in 0.0145in 0.0416in #000000" fo:color="#000000" fo:font-size="36pt" style:font-size-asian="36pt" style:font-size-complex="36pt"/>
    </style:style>
    <style:style style:name="T15" style:parent-style-name="DefaultParagraphFont" style:family="text">
      <style:text-properties style:language-asian="en" style:country-asian="AU"/>
    </style:style>
    <style:style style:name="T16" style:parent-style-name="DefaultParagraphFont" style:family="text">
      <style:text-properties style:language-asian="en" style:country-asian="AU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custom-shape svg:x="3.13542in" svg:y="3.30208in" svg:width="1.96875in" svg:height="0.71875in" draw:z-index="251674624" draw:id="id0" draw:style-name="a0" draw:name="Rectangle 10" text:anchor-type="paragraph"><svg:title/><svg:desc/><text:p text:style-name="P3">Credits</text:p><draw:enhanced-geometry draw:type="non-primitive" svg:viewBox="0 0 21600 21600" draw:enhanced-path="M 0 0 L 21600 0 21600 21600 0 21600 Z N"/></draw:custom-shape></text:span><text:span text:style-name="T4"><draw:custom-shape svg:x="0.88472in" svg:y="3.29167in" svg:width="2.13542in" svg:height="0.75in" draw:z-index="251672576" draw:id="id1" draw:style-name="a1" draw:name="Rectangle 9" text:anchor-type="paragraph"><svg:title/><svg:desc/><text:p text:style-name="P5">Quit</text:p><draw:enhanced-geometry draw:type="non-primitive" svg:viewBox="0 0 21600 21600" draw:enhanced-path="M 0 0 L 21600 0 21600 21600 0 21600 Z N"/></draw:custom-shape></text:span><text:span text:style-name="T6"><draw:connector draw:type="line" svg:x1="10.22917in" svg:y1="3.11458in" svg:x2="-1.65625in" svg:y2="3.15625in" draw:z-index="251657214" draw:id="id2" draw:style-name="a2" draw:name="Straight Connector 3" text:anchor-type="paragraph"><svg:title/><svg:desc/></draw:connector></text:span><text:span text:style-name="T7"><draw:connector draw:type="line" svg:x1="3.11458in" svg:y1="7.23958in" svg:x2="3.05208in" svg:y2="-1.125in" draw:z-index="251658239" draw:id="id3" draw:style-name="a3" draw:name="Straight Connector 11" text:anchor-type="paragraph"><svg:title/><svg:desc/></draw:connector></text:span><text:span text:style-name="T8"><draw:custom-shape svg:x="0.89583in" svg:y="2.45833in" svg:width="4.21875in" svg:height="0.65625in" draw:z-index="251668480" draw:id="id4" draw:style-name="a4" draw:name="Rectangle 7" text:anchor-type="paragraph"><svg:title/><svg:desc/><text:p text:style-name="P9">Full Screen</text:p><draw:enhanced-geometry draw:type="non-primitive" svg:viewBox="0 0 21600 21600" draw:enhanced-path="M 0 0 L 21600 0 21600 21600 0 21600 Z N"/></draw:custom-shape></text:span><text:span text:style-name="T10"><draw:custom-shape svg:x="0.875in" svg:y="1.60417in" svg:width="4.25in" svg:height="0.65625in" draw:z-index="251666432" draw:id="id5" draw:style-name="a5" draw:name="Rectangle 6" text:anchor-type="paragraph"><svg:title/><svg:desc/><text:p text:style-name="P11">Screen Resolution</text:p><draw:enhanced-geometry draw:type="non-primitive" svg:viewBox="0 0 21600 21600" draw:enhanced-path="M 0 0 L 21600 0 21600 21600 0 21600 Z N"/></draw:custom-shape></text:span><text:span text:style-name="T12"><draw:custom-shape svg:x="0.875in" svg:y="0.70833in" svg:width="4.25in" svg:height="0.65625in" draw:z-index="251664384" draw:id="id6" draw:style-name="a6" draw:name="Rectangle 5" text:anchor-type="paragraph"><svg:title/><svg:desc/><text:p text:style-name="P13">Play</text:p><draw:enhanced-geometry draw:type="non-primitive" svg:viewBox="0 0 21600 21600" draw:enhanced-path="M 0 0 L 21600 0 21600 21600 0 21600 Z N"/></draw:custom-shape></text:span><draw:frame draw:z-index="251663360" draw:id="id7" draw:style-name="a7" draw:name="Text Box 4" text:anchor-type="paragraph" svg:x="6.79167in" svg:y="2.03125in" svg:width="2in" svg:height="2in" style:rel-width="scale" style:rel-height="scale"><draw:text-box><text:p text:style-name="P14">Cube^2</text:p></draw:text-box><svg:title/><svg:desc/></draw:frame><text:span text:style-name="T15"><draw:custom-shape svg:x="10.25in" svg:y="0.66667in" svg:width="0.30208in" svg:height="4.90625in" draw:z-index="251660288" draw:id="id8" draw:style-name="a8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16"><draw:custom-shape svg:x="0.53125in" svg:y="0.47917in" svg:width="4.84375in" svg:height="4.90625in" draw:z-index="251659264" draw:id="id9" draw:style-name="a9" draw:name="Rectangle 1" text:anchor-type="paragraph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YLEY PAPWORTH</meta:initial-creator>
    <dc:creator>BAYLEY PAPWORTH</dc:creator>
    <meta:creation-date>2017-09-28T07:06:00Z</meta:creation-date>
    <dc:date>2017-09-28T07:13:00Z</dc:date>
    <meta:template xlink:href="Normal.dotm" xlink:type="simple"/>
    <meta:editing-cycles>1</meta:editing-cycles>
    <meta:editing-duration>PT420S</meta:editing-duration>
    <meta:document-statistic meta:page-count="1" meta:paragraph-count="1" meta:word-count="1" meta:character-count="10" meta:row-count="1" meta:non-whitespace-character-count="10"/>
  </office:meta>
</office:document-meta>
</file>